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AddParent.moveNode( ReportGuiPackage guiPackage , ReportTreeNode node , ReportTreeNode new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AddParent.addParentToTree( TestElement new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AddParen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AddParent.ReportAdd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AddParent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